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598in"/>
    </style:style>
    <style:style style:name="co2" style:family="table-column">
      <style:table-column-properties fo:break-before="auto" style:column-width="3.0374in"/>
    </style:style>
    <style:style style:name="co3" style:family="table-column">
      <style:table-column-properties fo:break-before="auto" style:column-width="1.148in"/>
    </style:style>
    <style:style style:name="co4" style:family="table-column">
      <style:table-column-properties fo:break-before="page" style:column-width="1.148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33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middle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0.0008in solid #000000" style:text-align-source="fix" style:repeat-content="false" fo:border-left="0.0362in double #000000" style:border-line-width-left="0.0008in 0.0346in 0.0008in" fo:padding-bottom="0.0193in" fo:padding-left="0.0138in" fo:padding-right="0.0138in" fo:padding-top="0.0193in" fo:border-right="0.0362in double #000000" style:border-line-width-right="0.0008in 0.0346in 0.0008in" fo:border-top="0.0362in double #000000" style:border-line-width-top="0.0008in 0.0346in 0.0008in" style:vertical-align="middle"/>
      <style:paragraph-properties fo:text-align="start" fo:margin-left="0.139in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order-bottom="0.0008in solid #000000" style:text-align-source="fix" style:repeat-content="false" fo:border-left="0.0362in double #000000" style:border-line-width-left="0.0008in 0.0346in 0.0008in" fo:padding-bottom="0.0193in" fo:padding-left="0.0138in" fo:padding-right="0.0138in" fo:padding-top="0.0193in" fo:border-right="0.0362in double #000000" style:border-line-width-right="0.0008in 0.0346in 0.0008in" fo:border-top="0.0008in solid #000000" style:vertical-align="middle"/>
      <style:paragraph-properties fo:text-align="start" fo:margin-left="0.139in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order-bottom="0.0362in double #000000" style:border-line-width-bottom="0.0008in 0.0346in 0.0008in" style:text-align-source="fix" style:repeat-content="false" fo:border-left="0.0362in double #000000" style:border-line-width-left="0.0008in 0.0346in 0.0008in" fo:padding-bottom="0.0193in" fo:padding-left="0.0138in" fo:padding-right="0.0138in" fo:padding-top="0.0193in" fo:border-right="0.0362in double #000000" style:border-line-width-right="0.0008in 0.0346in 0.0008in" fo:border-top="0.0008in solid #000000" style:vertical-align="middle"/>
      <style:paragraph-properties fo:text-align="start" fo:margin-left="0.139in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fo:border="0.0362in double #000000" style:border-line-width="0.0008in 0.0346in 0.0008in" fo:padding-bottom="0.0193in" fo:padding-left="0.0138in" fo:padding-right="0.0138in" fo:padding-top="0.0193in" style:vertical-align="middle"/>
      <style:paragraph-properties fo:text-align="start" fo:margin-left="0.139in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362in double #000000" style:border-line-width-left="0.0008in 0.0346in 0.0008in" fo:padding-bottom="0.0193in" fo:padding-left="0.0138in" fo:padding-right="0.0138in" fo:padding-top="0.0193in" fo:border-right="0.0362in double #000000" style:border-line-width-right="0.0008in 0.0346in 0.0008in" fo:border-top="0.0362in double #000000" style:border-line-width-top="0.0008in 0.0346in 0.0008in" style:vertical-align="middle"/>
      <style:paragraph-properties fo:text-align="start" fo:margin-left="0.139in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0362in double #000000" style:border-line-width-left="0.0008in 0.0346in 0.0008in" fo:padding-bottom="0.0193in" fo:padding-left="0.0138in" fo:padding-right="0.0138in" fo:padding-top="0.0193in" fo:border-right="0.0362in double #000000" style:border-line-width-right="0.0008in 0.0346in 0.0008in" fo:border-top="none" style:vertical-align="middle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order-bottom="0.0362in double #000000" style:border-line-width-bottom="0.0008in 0.0346in 0.0008in" style:text-align-source="fix" style:repeat-content="false" fo:border-left="0.0362in double #000000" style:border-line-width-left="0.0008in 0.0346in 0.0008in" fo:padding-bottom="0.0193in" fo:padding-left="0.0138in" fo:padding-right="0.0138in" fo:padding-top="0.0193in" fo:border-right="0.0362in double #000000" style:border-line-width-right="0.0008in 0.0346in 0.0008in" fo:border-top="none" style:vertical-align="middle"/>
      <style:paragraph-properties fo:text-align="start" fo:margin-left="0.139in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order-bottom="0.0362in double #000000" style:border-line-width-bottom="0.0008in 0.0346in 0.0008in" style:text-align-source="fix" style:repeat-content="false" fo:border-left="0.0362in double #000000" style:border-line-width-left="0.0008in 0.0346in 0.0008in" fo:padding-bottom="0.0193in" fo:padding-left="0.0138in" fo:padding-right="0.0138in" fo:padding-top="0.0193in" fo:border-right="0.0362in double #000000" style:border-line-width-right="0.0008in 0.0346in 0.0008in" fo:border-top="0.0346in solid #000000" style:vertical-align="middle"/>
      <style:paragraph-properties fo:text-align="start" fo:margin-left="0.139in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ext-properties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border="0.0362in double #000000" style:border-line-width="0.0008in 0.0346in 0.0008in" fo:padding-bottom="0.0193in" fo:padding-left="0.0138in" fo:padding-right="0.0138in" fo:padding-top="0.0193in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0.0008in solid #000000" fo:border-left="0.0362in double #000000" style:border-line-width-left="0.0008in 0.0346in 0.0008in" fo:padding-bottom="0.0193in" fo:padding-left="0.0138in" fo:padding-right="0.0138in" fo:padding-top="0.0193in" fo:border-right="0.0362in double #000000" style:border-line-width-right="0.0008in 0.0346in 0.0008in" fo:border-top="0.0362in double #000000" style:border-line-width-top="0.0008in 0.0346in 0.0008in" style:vertical-align="middle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0.0008in solid #000000" fo:border-left="0.0362in double #000000" style:border-line-width-left="0.0008in 0.0346in 0.0008in" fo:padding-bottom="0.0193in" fo:padding-left="0.0138in" fo:padding-right="0.0138in" fo:padding-top="0.0193in" fo:border-right="0.0362in double #000000" style:border-line-width-right="0.0008in 0.0346in 0.0008in" fo:border-top="0.0008in solid #000000" style:vertical-align="middle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0.0362in double #000000" style:border-line-width-bottom="0.0008in 0.0346in 0.0008in" fo:border-left="0.0362in double #000000" style:border-line-width-left="0.0008in 0.0346in 0.0008in" fo:padding-bottom="0.0193in" fo:padding-left="0.0138in" fo:padding-right="0.0138in" fo:padding-top="0.0193in" fo:border-right="0.0362in double #000000" style:border-line-width-right="0.0008in 0.0346in 0.0008in" fo:border-top="0.0008in solid #000000" style:vertical-align="middle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0.0008in solid #000000" fo:border-left="0.0346in solid #000000" fo:padding-bottom="0.0193in" fo:padding-left="0.0138in" fo:padding-right="0.0138in" fo:padding-top="0.0193in" fo:border-right="0.0346in solid #000000" fo:border-top="0.0346in solid #000000" style:vertical-align="middle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0.0346in solid #000000" fo:border-left="0.0346in solid #000000" fo:padding-bottom="0.0193in" fo:padding-left="0.0138in" fo:padding-right="0.0138in" fo:padding-top="0.0193in" fo:border-right="0.0346in solid #000000" fo:border-top="0.0008in solid #000000" style:vertical-align="middle"/>
      <style:text-properties fo:font-size="12pt" style:font-size-asian="12pt" style:font-size-complex="12pt"/>
    </style:style>
    <style:style style:name="ce19" style:family="table-cell" style:parent-style-name="Default">
      <style:table-cell-properties fo:border="0.0362in double #000000" style:border-line-width="0.0008in 0.0346in 0.0008in" fo:padding-bottom="0.0193in" fo:padding-left="0.0138in" fo:padding-right="0.0138in" fo:padding-top="0.0193in" style:vertical-align="middle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none" fo:border-left="0.0362in double #000000" style:border-line-width-left="0.0008in 0.0346in 0.0008in" fo:padding-bottom="0.0193in" fo:padding-left="0.0138in" fo:padding-right="0.0138in" fo:padding-top="0.0193in" fo:border-right="0.0362in double #000000" style:border-line-width-right="0.0008in 0.0346in 0.0008in" fo:border-top="0.0362in double #000000" style:border-line-width-top="0.0008in 0.0346in 0.0008in" style:vertical-align="middle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0.0008in solid #000000" fo:border-left="0.0362in double #000000" style:border-line-width-left="0.0008in 0.0346in 0.0008in" fo:padding-bottom="0.0193in" fo:padding-left="0.0138in" fo:padding-right="0.0138in" fo:padding-top="0.0193in" fo:border-right="0.0362in double #000000" style:border-line-width-right="0.0008in 0.0346in 0.0008in" fo:border-top="none" style:vertical-align="middle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0.0362in double #000000" style:border-line-width-bottom="0.0008in 0.0346in 0.0008in" fo:border-left="0.0362in double #000000" style:border-line-width-left="0.0008in 0.0346in 0.0008in" fo:padding-bottom="0.0193in" fo:padding-left="0.0138in" fo:padding-right="0.0138in" fo:padding-top="0.0193in" fo:border-right="0.0362in double #000000" style:border-line-width-right="0.0008in 0.0346in 0.0008in" fo:border-top="0.0346in solid #000000" style:vertical-align="middle"/>
      <style:text-properties fo:font-size="12pt" style:font-size-asian="12pt" style:font-size-complex="12pt"/>
    </style:style>
    <style:style style:name="ce23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ta_extref" style:family="table">
      <style:table-properties table:display="false"/>
    </style:style>
    <style:style style:name="T1" style:family="text">
      <style:text-properties style:font-name="Arial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header-columns>
          <table:table-column table:style-name="co1" table:default-cell-style-name="ce2"/>
          <table:table-column table:style-name="co2" table:default-cell-style-name="ce12"/>
          <table:table-column table:style-name="co3" table:default-cell-style-name="Default"/>
        </table:table-header-columns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5" table:number-columns-repeated="1010" table:default-cell-style-name="Default"/>
        <table:table-row table:style-name="ro1">
          <table:table-cell table:style-name="ce1"/>
          <table:table-cell table:style-name="ce3" office:value-type="string">
            <text:p>TxPNominal = (1+TxPConstantes)*(1+TxInflação) - 1</text:p>
          </table:table-cell>
          <table:table-cell table:style-name="ce13"/>
          <table:table-cell table:style-name="ce13" office:value-type="string" table:number-columns-spanned="5" table:number-rows-spanned="1">
            <text:p>Cash Flow do Projecto a Preços Correntes|Preços Constantes</text:p>
          </table:table-cell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style-name="ce13" office:value-type="string" table:number-columns-spanned="5" table:number-rows-spanned="1">
            <text:p>Cash Flow do Projecto a Preços Correntes|Preços Constantes</text:p>
          </table:table-cell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style-name="ce23" table:number-columns-repeated="1010"/>
        </table:table-row>
        <table:table-header-rows>
          <table:table-row table:style-name="ro1">
            <table:table-cell table:style-name="ce1"/>
            <table:table-cell table:style-name="ce3" office:value-type="string">
              <text:p>TxPConstantes = (TxPnominal+1)/(TxInflação+1) – 1</text:p>
            </table:table-cell>
            <table:table-cell table:style-name="ce13" office:value-type="float" office:value="0">
              <text:p>0</text:p>
            </table:table-cell>
            <table:table-cell table:style-name="ce13" office:value-type="float" office:value="1">
              <text:p>1</text:p>
            </table:table-cell>
            <table:table-cell table:style-name="ce13" office:value-type="float" office:value="2">
              <text:p>2</text:p>
            </table:table-cell>
            <table:table-cell table:style-name="ce13" office:value-type="float" office:value="3">
              <text:p>3</text:p>
            </table:table-cell>
            <table:table-cell table:style-name="ce13" office:value-type="float" office:value="4">
              <text:p>4</text:p>
            </table:table-cell>
            <table:table-cell table:style-name="ce13" office:value-type="float" office:value="5">
              <text:p>5</text:p>
            </table:table-cell>
            <table:table-cell table:style-name="ce13" office:value-type="float" office:value="6">
              <text:p>6</text:p>
            </table:table-cell>
            <table:table-cell table:style-name="ce13" office:value-type="float" office:value="7">
              <text:p>7</text:p>
            </table:table-cell>
            <table:table-cell table:style-name="ce13" office:value-type="float" office:value="8">
              <text:p>8</text:p>
            </table:table-cell>
            <table:table-cell table:style-name="ce13" office:value-type="float" office:value="9">
              <text:p>9</text:p>
            </table:table-cell>
            <table:table-cell table:style-name="ce13" office:value-type="float" office:value="10">
              <text:p>10</text:p>
            </table:table-cell>
            <table:table-cell table:style-name="ce23" table:number-columns-repeated="1010"/>
          </table:table-row>
        </table:table-header-rows>
        <table:table-row table:style-name="ro1">
          <table:table-cell table:style-name="ce1" office:value-type="string">
            <text:p>+</text:p>
          </table:table-cell>
          <table:table-cell table:style-name="ce4" office:value-type="string">
            <text:p>Vendas</text:p>
          </table:table-cell>
          <table:table-cell table:style-name="ce14" table:number-columns-repeated="11"/>
          <table:table-cell table:style-name="ce23" table:number-columns-repeated="1010"/>
        </table:table-row>
        <table:table-row table:style-name="ro1">
          <table:table-cell table:style-name="ce1" office:value-type="string">
            <text:p>-</text:p>
          </table:table-cell>
          <table:table-cell table:style-name="ce5" office:value-type="string">
            <text:p>Custos Variáveis</text:p>
          </table:table-cell>
          <table:table-cell table:style-name="ce15" table:number-columns-repeated="11"/>
          <table:table-cell table:style-name="ce23" table:number-columns-repeated="1010"/>
        </table:table-row>
        <table:table-row table:style-name="ro1">
          <table:table-cell table:style-name="ce1" office:value-type="string">
            <text:p>-</text:p>
          </table:table-cell>
          <table:table-cell table:style-name="ce5" office:value-type="string">
            <text:p>Custos Fixos</text:p>
          </table:table-cell>
          <table:table-cell table:style-name="ce15" table:number-columns-repeated="11"/>
          <table:table-cell table:style-name="ce23" table:number-columns-repeated="1010"/>
        </table:table-row>
        <table:table-row table:style-name="ro1">
          <table:table-cell table:style-name="ce1" office:value-type="string">
            <text:p>-</text:p>
          </table:table-cell>
          <table:table-cell table:style-name="ce5" office:value-type="string">
            <text:p>Amortizações</text:p>
          </table:table-cell>
          <table:table-cell table:style-name="ce15" table:number-columns-repeated="11"/>
          <table:table-cell table:style-name="ce23" table:number-columns-repeated="1010"/>
        </table:table-row>
        <table:table-row table:style-name="ro1">
          <table:table-cell table:style-name="ce1" office:value-type="string">
            <text:p>-</text:p>
          </table:table-cell>
          <table:table-cell table:style-name="ce6" office:value-type="string">
            <text:p>Provisões/Ajusta</text:p>
          </table:table-cell>
          <table:table-cell table:style-name="ce16" table:number-columns-repeated="11"/>
          <table:table-cell table:style-name="ce23" table:number-columns-repeated="1010"/>
        </table:table-row>
        <table:table-row table:style-name="ro1">
          <table:table-cell table:style-name="ce1" office:value-type="string">
            <text:p>=</text:p>
          </table:table-cell>
          <table:table-cell table:style-name="ce4" office:value-type="string">
            <text:p>Resultados Operacionais</text:p>
          </table:table-cell>
          <table:table-cell table:style-name="ce17"/>
          <table:table-cell table:style-name="ce14" table:number-columns-repeated="10"/>
          <table:table-cell table:style-name="ce23" table:number-columns-repeated="1010"/>
        </table:table-row>
        <table:table-row table:style-name="ro1">
          <table:table-cell table:style-name="ce1" office:value-type="string">
            <text:p>-</text:p>
          </table:table-cell>
          <table:table-cell table:style-name="ce6" office:value-type="string">
            <text:p>Encargos Financeiros</text:p>
          </table:table-cell>
          <table:table-cell table:style-name="ce18"/>
          <table:table-cell table:style-name="ce16" table:number-columns-repeated="10"/>
          <table:table-cell table:style-name="ce23" table:number-columns-repeated="1010"/>
        </table:table-row>
        <table:table-row table:style-name="ro1">
          <table:table-cell table:style-name="ce1" office:value-type="string">
            <text:p>=</text:p>
          </table:table-cell>
          <table:table-cell table:style-name="ce4" office:value-type="string">
            <text:p>Resultado Antes de Imposto</text:p>
          </table:table-cell>
          <table:table-cell table:style-name="ce14" table:number-columns-repeated="11"/>
          <table:table-cell table:style-name="ce23" table:number-columns-repeated="1010"/>
        </table:table-row>
        <table:table-row table:style-name="ro1">
          <table:table-cell table:style-name="ce1" office:value-type="string">
            <text:p>=</text:p>
          </table:table-cell>
          <table:table-cell table:style-name="ce4" office:value-type="string">
            <text:p>Matéria Colectável</text:p>
          </table:table-cell>
          <table:table-cell table:style-name="ce14" table:number-columns-repeated="11"/>
          <table:table-cell table:style-name="ce23" table:number-columns-repeated="1010"/>
        </table:table-row>
        <table:table-row table:style-name="ro1">
          <table:table-cell table:style-name="ce1" office:value-type="string">
            <text:p>-</text:p>
          </table:table-cell>
          <table:table-cell table:style-name="ce6" office:value-type="string">
            <text:p>ISR (t = <text:s text:c="5"/>%)</text:p>
          </table:table-cell>
          <table:table-cell table:style-name="ce16" table:number-columns-repeated="11"/>
          <table:table-cell table:style-name="ce23" table:number-columns-repeated="1010"/>
        </table:table-row>
        <table:table-row table:style-name="ro1">
          <table:table-cell table:style-name="ce1" office:value-type="string">
            <text:p>=</text:p>
          </table:table-cell>
          <table:table-cell table:style-name="ce4" office:value-type="string">
            <text:p>Resultado Depois de Imposto</text:p>
          </table:table-cell>
          <table:table-cell table:style-name="ce14" table:number-columns-repeated="11"/>
          <table:table-cell table:style-name="ce23" table:number-columns-repeated="1010"/>
        </table:table-row>
        <table:table-row table:style-name="ro1">
          <table:table-cell table:style-name="ce1" office:value-type="string">
            <text:p>+</text:p>
          </table:table-cell>
          <table:table-cell table:style-name="ce5" office:value-type="string">
            <text:p>Amortizações</text:p>
          </table:table-cell>
          <table:table-cell table:style-name="ce15" table:number-columns-repeated="11"/>
          <table:table-cell table:style-name="ce23" table:number-columns-repeated="1010"/>
        </table:table-row>
        <table:table-row table:style-name="ro1">
          <table:table-cell table:style-name="ce1" office:value-type="string">
            <text:p>+</text:p>
          </table:table-cell>
          <table:table-cell table:style-name="ce5" office:value-type="string">
            <text:p>Provisões/Ajusta</text:p>
          </table:table-cell>
          <table:table-cell table:style-name="ce15" table:number-columns-repeated="11"/>
          <table:table-cell table:style-name="ce23" table:number-columns-repeated="1010"/>
        </table:table-row>
        <table:table-row table:style-name="ro1">
          <table:table-cell table:style-name="ce1" office:value-type="string">
            <text:p>+</text:p>
          </table:table-cell>
          <table:table-cell table:style-name="ce6" office:value-type="string">
            <text:p>Encargos Financeiros</text:p>
          </table:table-cell>
          <table:table-cell table:style-name="ce16" table:number-columns-repeated="11"/>
          <table:table-cell table:style-name="ce23" table:number-columns-repeated="1010"/>
        </table:table-row>
        <table:table-row table:style-name="ro1">
          <table:table-cell table:style-name="ce1" office:value-type="string">
            <text:p>=</text:p>
          </table:table-cell>
          <table:table-cell table:style-name="ce7" office:value-type="string">
            <text:p>Cash-Flow de Exploração</text:p>
          </table:table-cell>
          <table:table-cell table:style-name="ce19" table:number-columns-repeated="11"/>
          <table:table-cell table:style-name="ce23" table:number-columns-repeated="1010"/>
        </table:table-row>
        <table:table-row table:style-name="ro1">
          <table:table-cell table:style-name="ce1"/>
          <table:table-cell table:style-name="ce8" office:value-type="string">
            <text:p>Investimento</text:p>
          </table:table-cell>
          <table:table-cell table:style-name="ce20" table:number-columns-repeated="11"/>
          <table:table-cell table:style-name="ce23" table:number-columns-repeated="1010"/>
        </table:table-row>
        <table:table-row table:style-name="ro1">
          <table:table-cell table:style-name="ce1" office:value-type="string">
            <text:p>+</text:p>
          </table:table-cell>
          <table:table-cell table:style-name="ce9" office:value-type="string">
            <text:p>Capital Fixo</text:p>
          </table:table-cell>
          <table:table-cell table:style-name="ce21" table:number-columns-repeated="11"/>
          <table:table-cell table:style-name="ce23" table:number-columns-repeated="1010"/>
        </table:table-row>
        <table:table-row table:style-name="ro1">
          <table:table-cell table:style-name="ce1" office:value-type="string">
            <text:p>-</text:p>
          </table:table-cell>
          <table:table-cell table:style-name="ce9" office:value-type="string">
            <text:p><text:span text:style-name="T1">Δ </text:span>Fundo de Maneio</text:p>
          </table:table-cell>
          <table:table-cell table:style-name="ce21" table:number-columns-repeated="11"/>
          <table:table-cell table:style-name="ce23" table:number-columns-repeated="1010"/>
        </table:table-row>
        <table:table-row table:style-name="ro1">
          <table:table-cell table:style-name="ce1" office:value-type="string">
            <text:p>+=</text:p>
          </table:table-cell>
          <table:table-cell table:style-name="ce10" office:value-type="string">
            <text:p>Total de Investimento</text:p>
          </table:table-cell>
          <table:table-cell table:style-name="ce16" table:number-columns-repeated="11"/>
          <table:table-cell table:style-name="ce23" table:number-columns-repeated="1010"/>
        </table:table-row>
        <table:table-row table:style-name="ro1">
          <table:table-cell table:style-name="ce1"/>
          <table:table-cell table:style-name="ce8" office:value-type="string">
            <text:p>Valor Residual</text:p>
          </table:table-cell>
          <table:table-cell table:style-name="ce20" table:number-columns-repeated="11"/>
          <table:table-cell table:style-name="ce23" table:number-columns-repeated="1010"/>
        </table:table-row>
        <table:table-row table:style-name="ro1">
          <table:table-cell table:style-name="ce1" office:value-type="string">
            <text:p>+</text:p>
          </table:table-cell>
          <table:table-cell table:style-name="ce9" office:value-type="string">
            <text:p>Capital Fixo</text:p>
          </table:table-cell>
          <table:table-cell table:style-name="ce21" table:number-columns-repeated="11"/>
          <table:table-cell table:style-name="ce23" table:number-columns-repeated="1010"/>
        </table:table-row>
        <table:table-row table:style-name="ro1">
          <table:table-cell table:style-name="ce1" office:value-type="string">
            <text:p>+</text:p>
          </table:table-cell>
          <table:table-cell table:style-name="ce9" office:value-type="string">
            <text:p>Fundo de Maneio</text:p>
          </table:table-cell>
          <table:table-cell table:style-name="ce21" table:number-columns-repeated="11"/>
          <table:table-cell table:style-name="ce23" table:number-columns-repeated="1010"/>
        </table:table-row>
        <table:table-row table:style-name="ro1">
          <table:table-cell table:style-name="ce1" office:value-type="string">
            <text:p>-</text:p>
          </table:table-cell>
          <table:table-cell table:style-name="ce9" office:value-type="string">
            <text:p>Imposto Mais Valias</text:p>
          </table:table-cell>
          <table:table-cell table:style-name="ce21" table:number-columns-repeated="11"/>
          <table:table-cell table:style-name="ce23" table:number-columns-repeated="1010"/>
        </table:table-row>
        <table:table-row table:style-name="ro1">
          <table:table-cell table:style-name="ce1" office:value-type="string">
            <text:p>+=</text:p>
          </table:table-cell>
          <table:table-cell table:style-name="ce10" office:value-type="string">
            <text:p>Total de Valor Residual</text:p>
          </table:table-cell>
          <table:table-cell table:style-name="ce16" table:number-columns-repeated="11"/>
          <table:table-cell table:style-name="ce23" table:number-columns-repeated="1010"/>
        </table:table-row>
        <table:table-row table:style-name="ro1">
          <table:table-cell table:style-name="ce1" office:value-type="string">
            <text:p>=</text:p>
          </table:table-cell>
          <table:table-cell table:style-name="ce11" office:value-type="string">
            <text:p>Cash-Flow Projecto</text:p>
          </table:table-cell>
          <table:table-cell table:style-name="ce22" table:number-columns-repeated="11"/>
          <table:table-cell table:style-name="ce23" table:number-columns-repeated="1010"/>
        </table:table-row>
        <table:table-row table:style-name="ro1">
          <table:table-cell table:style-name="ce1"/>
          <table:table-cell table:style-name="ce4" office:value-type="string">
            <text:p>Taxa de Actualização</text:p>
          </table:table-cell>
          <table:table-cell table:style-name="ce14" table:number-columns-repeated="11"/>
          <table:table-cell table:style-name="ce23" table:number-columns-repeated="1010"/>
        </table:table-row>
        <table:table-row table:style-name="ro1">
          <table:table-cell table:style-name="ce1"/>
          <table:table-cell table:style-name="ce5" office:value-type="string">
            <text:p>Coeficiente de Actualização</text:p>
          </table:table-cell>
          <table:table-cell table:style-name="ce15" table:number-columns-repeated="11"/>
          <table:table-cell table:style-name="ce23" table:number-columns-repeated="1010"/>
        </table:table-row>
        <table:table-row table:style-name="ro1">
          <table:table-cell table:style-name="ce1"/>
          <table:table-cell table:style-name="ce6" office:value-type="string">
            <text:p>Cash-Flow Global Actualizado</text:p>
          </table:table-cell>
          <table:table-cell table:style-name="ce16" table:number-columns-repeated="11"/>
          <table:table-cell table:style-name="ce23" table:number-columns-repeated="1010"/>
        </table:table-row>
        <table:table-row table:style-name="ro1">
          <table:table-cell table:style-name="ce1"/>
          <table:table-cell table:style-name="ce7" office:value-type="string">
            <text:p>Cash-Flow Global Acumulado</text:p>
          </table:table-cell>
          <table:table-cell table:style-name="ce19" table:number-columns-repeated="11"/>
          <table:table-cell table:style-name="ce23" table:number-columns-repeated="1010"/>
        </table:table-row>
        <table:table-row table:style-name="ro1" table:number-rows-repeated="104854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pt" fo:country="PT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5in" fo:page-height="8.2673in" style:num-format="1" style:print-orientation="landscape" fo:margin-top="0.1764in" fo:margin-bottom="0.1618in" fo:margin-left="0.1528in" fo:margin-right="0.1681in" style:table-centering="both" style:writing-mode="lr-tb"/>
      <style:header-style>
        <style:header-footer-properties fo:min-height="0.2173in" fo:margin-left="0in" fo:margin-right="0in" fo:margin-bottom="0.0984in"/>
      </style:header-style>
      <style:footer-style>
        <style:header-footer-properties fo:min-height="0.1744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Template de Mapa de Cash-Flow</text:p>
      </style:header>
      <style:header-left style:display="false"/>
      <style:footer>
        <text:p>DEETC :: Economia e Gestão de Projectos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7">06/17/2010</text:date>, <text:time>17:28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uno Cancelo</meta:initial-creator>
    <meta:creation-date>2010-05-22T11:20:52</meta:creation-date>
    <dc:date>2010-06-17T17:28:31</dc:date>
    <dc:creator>Nuno Cancelo</dc:creator>
    <meta:editing-duration>PT03H55M15S</meta:editing-duration>
    <meta:editing-cycles>13</meta:editing-cycles>
    <meta:generator>OpenOffice.org/3.1$Linux OpenOffice.org_project/310m19$Build-9420</meta:generator>
    <meta:document-statistic meta:table-count="3" meta:cell-count="67" meta:object-count="0"/>
  </office:meta>
</office:document-meta>
</file>